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Times New Roman" fo:font-size="14pt" officeooo:rsid="001a012d" officeooo:paragraph-rsid="001a012d" style:font-size-asian="14pt" style:font-size-complex="14pt"/>
    </style:style>
    <style:style style:name="P2" style:family="paragraph" style:parent-style-name="Standard">
      <style:paragraph-properties fo:line-height="115%"/>
      <style:text-properties style:font-name="Times New Roman" fo:font-size="14pt" officeooo:rsid="001cc2ea" officeooo:paragraph-rsid="001cc2ea" style:font-size-asian="14pt" style:font-size-complex="14pt"/>
    </style:style>
    <style:style style:name="P3" style:family="paragraph" style:parent-style-name="Standard">
      <style:paragraph-properties fo:line-height="115%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line-height="115%"/>
      <style:text-properties style:font-name="Times New Roman" fo:font-size="14pt" officeooo:paragraph-rsid="001f8790" style:font-size-asian="14pt" style:font-size-complex="14pt"/>
    </style:style>
    <style:style style:name="P5" style:family="paragraph" style:parent-style-name="Standard">
      <style:paragraph-properties fo:line-height="115%"/>
      <style:text-properties style:font-name="Times New Roman" fo:font-size="14pt" officeooo:paragraph-rsid="001e352d" style:font-size-asian="14pt" style:font-size-complex="14pt"/>
    </style:style>
    <style:style style:name="P6" style:family="paragraph" style:parent-style-name="Standard">
      <style:paragraph-properties fo:line-height="115%"/>
      <style:text-properties style:font-name="Times New Roman" fo:font-size="14pt" officeooo:paragraph-rsid="0020c349" style:font-size-asian="14pt" style:font-size-complex="14pt"/>
    </style:style>
    <style:style style:name="P7" style:family="paragraph" style:parent-style-name="Standard">
      <style:paragraph-properties fo:line-height="115%"/>
      <style:text-properties style:font-name="Times New Roman" fo:font-size="14pt" officeooo:paragraph-rsid="00240403" style:font-size-asian="14pt" style:font-size-complex="14pt"/>
    </style:style>
    <style:style style:name="P8" style:family="paragraph" style:parent-style-name="Standard">
      <style:paragraph-properties fo:line-height="115%"/>
      <style:text-properties style:font-name="Times New Roman" fo:font-size="14pt" officeooo:paragraph-rsid="00254f20" style:font-size-asian="14pt" style:font-size-complex="14pt"/>
    </style:style>
    <style:style style:name="P9" style:family="paragraph" style:parent-style-name="Standard">
      <style:paragraph-properties fo:line-height="115%"/>
      <style:text-properties style:font-name="Times New Roman" fo:font-size="14pt" officeooo:paragraph-rsid="0026a19f" style:font-size-asian="14pt" style:font-size-complex="14pt"/>
    </style:style>
    <style:style style:name="P10" style:family="paragraph" style:parent-style-name="Standard">
      <style:paragraph-properties fo:line-height="115%"/>
      <style:text-properties style:font-name="Times New Roman" fo:font-size="14pt" fo:language="uk" fo:country="UA" officeooo:rsid="0020c349" officeooo:paragraph-rsid="0020c349" style:font-size-asian="14pt" style:font-size-complex="14pt"/>
    </style:style>
    <style:style style:name="P11" style:family="paragraph" style:parent-style-name="Standard">
      <style:paragraph-properties fo:line-height="115%"/>
      <style:text-properties style:font-name="Times New Roman" fo:font-size="14pt" fo:language="en" fo:country="US" officeooo:rsid="0020c349" officeooo:paragraph-rsid="0020c349" style:font-size-asian="14pt" style:font-size-complex="14pt"/>
    </style:style>
    <style:style style:name="P12" style:family="paragraph" style:parent-style-name="Standard">
      <style:paragraph-properties fo:line-height="115%"/>
      <style:text-properties style:font-name="Times New Roman" fo:font-size="14pt" fo:language="en" fo:country="US" officeooo:rsid="0026a19f" officeooo:paragraph-rsid="0026a19f" style:font-size-asian="14pt" style:font-size-complex="14pt"/>
    </style:style>
    <style:style style:name="P13" style:family="paragraph" style:parent-style-name="Standard">
      <style:paragraph-properties fo:line-height="115%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15%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1" style:family="text">
      <style:text-properties officeooo:rsid="001a9ad5"/>
    </style:style>
    <style:style style:name="T2" style:family="text">
      <style:text-properties officeooo:rsid="001c0e1a"/>
    </style:style>
    <style:style style:name="T3" style:family="text">
      <style:text-properties officeooo:rsid="001c14a4"/>
    </style:style>
    <style:style style:name="T4" style:family="text">
      <style:text-properties officeooo:rsid="001cc2ea"/>
    </style:style>
    <style:style style:name="T5" style:family="text">
      <style:text-properties officeooo:rsid="001d06a3"/>
    </style:style>
    <style:style style:name="T6" style:family="text">
      <style:text-properties fo:language="uk" fo:country="UA"/>
    </style:style>
    <style:style style:name="T7" style:family="text">
      <style:text-properties fo:language="uk" fo:country="UA" officeooo:rsid="001e352d"/>
    </style:style>
    <style:style style:name="T8" style:family="text">
      <style:text-properties fo:language="uk" fo:country="UA" officeooo:rsid="0020c349"/>
    </style:style>
    <style:style style:name="T9" style:family="text">
      <style:text-properties fo:language="uk" fo:country="UA" officeooo:rsid="00254f20"/>
    </style:style>
    <style:style style:name="T10" style:family="text">
      <style:text-properties fo:language="uk" fo:country="UA" officeooo:rsid="0026a19f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e352d"/>
    </style:style>
    <style:style style:name="T13" style:family="text">
      <style:text-properties fo:language="en" fo:country="US" officeooo:rsid="001cc2ea"/>
    </style:style>
    <style:style style:name="T14" style:family="text">
      <style:text-properties fo:language="en" fo:country="US" officeooo:rsid="0020c349"/>
    </style:style>
    <style:style style:name="T15" style:family="text">
      <style:text-properties fo:language="en" fo:country="US" officeooo:rsid="001c0e1a"/>
    </style:style>
    <style:style style:name="T16" style:family="text">
      <style:text-properties fo:language="en" fo:country="US" officeooo:rsid="002ab177"/>
    </style:style>
    <style:style style:name="T17" style:family="text">
      <style:text-properties officeooo:rsid="0027ca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roduct Name:</text:p>
      <text:p text:style-name="P1">Privat24 (mobile app)</text:p>
      <text:p text:style-name="P3"/>
      <text:p text:style-name="P13">Smoke testing:</text:p>
      <text:p text:style-name="P13"/>
      <text:p text:style-name="P14">Test procedure</text:p>
      <text:p text:style-name="P3">1. <text:span text:style-name="T1">Click on</text:span> <text:span text:style-name="T1">Privat24.</text:span></text:p>
      <text:p text:style-name="P3">2. <text:span text:style-name="T2">Enter password.</text:span></text:p>
      <text:p text:style-name="P3">3. <text:span text:style-name="T2">Press “</text:span><text:span text:style-name="T7">Продовжити</text:span><text:span text:style-name="T2">”.</text:span></text:p>
      <text:p text:style-name="P3">4. <text:span text:style-name="T3">Press “</text:span><text:span text:style-name="T7">Переказ на картку</text:span><text:span text:style-name="T3">”.</text:span></text:p>
      <text:p text:style-name="P3">5. <text:span text:style-name="T4">Choose card from which money will be transferred.</text:span></text:p>
      <text:p text:style-name="P3">6. <text:span text:style-name="T4">Enter number of card on which money will be transferred</text:span>.</text:p>
      <text:p text:style-name="P2">7. Enter sum of money which will be transferred.</text:p>
      <text:p text:style-name="P2">8. Press “<text:span text:style-name="T7">Продовжити</text:span>”.</text:p>
      <text:p text:style-name="P2"/>
      <text:p text:style-name="P14">Possible defect:</text:p>
      <text:p text:style-name="P4">After <text:span text:style-name="T5">pressing “</text:span><text:span text:style-name="T7">Переказ на картку</text:span><text:span text:style-name="T5">”</text:span><text:span text:style-name="T14">(4.)</text:span><text:span text:style-name="T5">, your </text:span><text:span text:style-name="T16">list of </text:span><text:span text:style-name="T5">card</text:span><text:span text:style-name="T16">s</text:span><text:span text:style-name="T5"> may not be shown. </text:span></text:p>
      <text:p text:style-name="P4"><text:span text:style-name="T5">After entering number of card of receiver and sum of money </text:span><text:span text:style-name="T12">and entering </text:span><text:span text:style-name="T13">“</text:span><text:span text:style-name="T7">Продовжити</text:span><text:span text:style-name="T13">”</text:span><text:span text:style-name="T14">(8.)</text:span><text:span text:style-name="T5">, app may refuse to transfer money and clear blanks without informing about reason of this</text:span>.</text:p>
      <text:p text:style-name="P3"/>
      <text:p text:style-name="P13">Functional testing:</text:p>
      <text:p text:style-name="P13"/>
      <text:p text:style-name="P14">Test procedure</text:p>
      <text:p text:style-name="P5">1. <text:span text:style-name="T1">Click on</text:span> <text:span text:style-name="T1">Privat24.</text:span></text:p>
      <text:p text:style-name="P5">2. <text:span text:style-name="T2">Enter password.</text:span></text:p>
      <text:p text:style-name="P6">3. <text:span text:style-name="T2">Press “</text:span><text:span text:style-name="T7">Продовжити</text:span><text:span text:style-name="T2">”.</text:span></text:p>
      <text:p text:style-name="P3">4. Select “<text:span text:style-name="T8">Сервіси</text:span>”.</text:p>
      <text:p text:style-name="P6">5. Select “<text:span text:style-name="T8">Заощадження</text:span>”.</text:p>
      <text:p text:style-name="P6">6. <text:span text:style-name="T2">Press “</text:span><text:span text:style-name="T8">Скарбничка</text:span><text:span text:style-name="T2">”.</text:span></text:p>
      <text:p text:style-name="P6">7. <text:span text:style-name="T2">Press “</text:span><text:span text:style-name="T8">Зняти кошти</text:span><text:span text:style-name="T2">”.</text:span></text:p>
      <text:p text:style-name="P6">8. <text:span text:style-name="T4">Enter sum of money which will be transferred.</text:span></text:p>
      <text:p text:style-name="P10">9. <text:span text:style-name="T4">Choose card</text:span><text:span text:style-name="T13"> </text:span><text:span text:style-name="T11">on</text:span><text:span text:style-name="T13"> </text:span><text:span text:style-name="T4">which money will be transferred.</text:span></text:p>
      <text:p text:style-name="P11">10. <text:span text:style-name="T4">Press “</text:span><text:span text:style-name="T7">Продовжити</text:span><text:span text:style-name="T4">”.</text:span></text:p>
      <text:p text:style-name="P11"/>
      <text:p text:style-name="P14">Possible defect:</text:p>
      <text:p text:style-name="P6">After <text:span text:style-name="T14">selecting “</text:span><text:span text:style-name="T8">Заощадження</text:span><text:span text:style-name="T14">”(5.), </text:span><text:span text:style-name="T15">“</text:span><text:span text:style-name="T8">Скарбничка</text:span><text:span text:style-name="T15">” </text:span><text:span text:style-name="T14">may not be clickable. </text:span></text:p>
      <text:p text:style-name="P6"><text:span text:style-name="T14">After pressing </text:span><text:span text:style-name="T15">“</text:span><text:span text:style-name="T8">Зняти кошти</text:span><text:span text:style-name="T15">”</text:span><text:span text:style-name="T14">(7.)</text:span><text:span text:style-name="T15"> </text:span><text:span text:style-name="T14">you may be proposed to transfer money not from “piggy bank” on your card, but from your card on another card.</text:span></text:p>
      <text:p text:style-name="P3"><text:soft-page-break/></text:p>
      <text:p text:style-name="P13">UI testing:</text:p>
      <text:p text:style-name="P13"/>
      <text:p text:style-name="P14">Test procedure</text:p>
      <text:p text:style-name="P7">1. <text:span text:style-name="T1">Click on</text:span> <text:span text:style-name="T1">Privat24.</text:span></text:p>
      <text:p text:style-name="P7">2. <text:span text:style-name="T2">Enter password.</text:span></text:p>
      <text:p text:style-name="P7">3. <text:span text:style-name="T2">Press “</text:span><text:span text:style-name="T7">Продовжити</text:span><text:span text:style-name="T2">”.</text:span></text:p>
      <text:p text:style-name="P7">4. Select “<text:span text:style-name="T8">Сервіси</text:span>”.</text:p>
      <text:p text:style-name="P8">5. Select “<text:span text:style-name="T9">Послуги</text:span>”.</text:p>
      <text:p text:style-name="P9">6. Select “<text:span text:style-name="T10">Мапа</text:span>”.</text:p>
      <text:p text:style-name="P9"/>
      <text:p text:style-name="P14">Possible defect:</text:p>
      <text:p text:style-name="P12">After selecting “<text:span text:style-name="T6">Мапа</text:span>”, marks of bank branches on map may be transparent, on header option to choose between map and list of nearest bank branches may be absent, <text:span text:style-name="T17">arrow of returning on the left of the header may be flipped to the righ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16:05:24.563000000</meta:creation-date>
    <dc:date>2023-10-12T17:03:42.497000000</dc:date>
    <meta:editing-duration>PT58M10S</meta:editing-duration>
    <meta:editing-cycles>18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40" meta:word-count="251" meta:character-count="1531" meta:non-whitespace-character-count="1318"/>
  </office:meta>
</office:document-meta>
</file>